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style:use-window-font-color="true" loext:opacity="0%" style:font-name="DejaVu Sans Mono" fo:font-size="10.5pt" fo:language="es" fo:country="CO" fo:font-weight="bold" officeooo:paragraph-rsid="000e45a2" style:font-name-asian="Nimbus Sans" style:font-size-asian="10.5pt" style:font-weight-asian="bold" style:font-name-complex="Nimbus Sans" style:font-size-complex="10.5pt" style:font-weight-complex="bold"/>
    </style:style>
    <style:style style:name="P2" style:family="paragraph" style:parent-style-name="LO-normal">
      <style:paragraph-properties fo:text-align="center" style:justify-single-word="false"/>
      <style:text-properties fo:font-variant="normal" fo:text-transform="none" style:use-window-font-color="true" loext:opacity="0%" style:font-name="DejaVu Sans Mono" fo:font-size="10.5pt" fo:language="es" fo:country="CO" fo:font-style="normal" fo:font-weight="bold" officeooo:paragraph-rsid="000e45a2" style:font-name-asian="Nimbus Sans" style:font-size-asian="10.5pt" style:font-style-asian="normal" style:font-weight-asian="bold" style:font-name-complex="Nimbus Sans" style:font-size-complex="10.5pt" style:font-weight-complex="bold"/>
    </style:style>
    <style:style style:name="P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DejaVu Sans Mono" fo:font-size="10.5pt" fo:font-weight="bold" officeooo:rsid="000a7c2b" officeooo:paragraph-rsid="000e45a2" style:font-size-asian="10.5pt" style:font-weight-asian="bold" style:font-name-complex="Arial" style:font-size-complex="10.5pt" style:font-weight-complex="bold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bold" officeooo:rsid="000e45a2" officeooo:paragraph-rsid="000e45a2" style:font-size-asian="10.5pt" style:font-weight-asian="bold" style:font-name-complex="Arial" style:font-size-complex="10.5pt" style:font-weight-complex="bold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bold" officeooo:rsid="00100c9f" officeooo:paragraph-rsid="00100c9f" style:font-size-asian="10.5pt" style:font-weight-asian="bold" style:font-name-complex="Arial" style:font-size-complex="10.5pt" style:font-weight-complex="bold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italic" fo:font-weight="bold" officeooo:rsid="0008b3c7" officeooo:paragraph-rsid="000e45a2" style:font-size-asian="10.5pt" style:font-style-asian="italic" style:font-weight-asian="bold" style:font-name-complex="Arial" style:font-size-complex="10.5pt" style:font-style-complex="italic" style:font-weight-complex="bold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0e45a2" style:font-size-asian="10.5pt" style:font-name-complex="Arial" style:font-size-complex="10.5pt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8b3c7" officeooo:paragraph-rsid="000e45a2" style:font-size-asian="10.5pt" style:font-name-complex="Arial" style:font-size-complex="10.5pt"/>
    </style:style>
    <style:style style:name="P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0ebbfd" style:font-size-asian="10.5pt" style:font-name-complex="Arial" style:font-size-complex="10.5pt"/>
    </style:style>
    <style:style style:name="P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officeooo:rsid="0008b3c7" officeooo:paragraph-rsid="00100c9f" style:font-size-asian="10.5pt" style:font-name-complex="Arial" style:font-size-complex="10.5pt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officeooo:rsid="000e45a2" officeooo:paragraph-rsid="000e45a2" style:font-size-asian="10.5pt" style:font-name-complex="Arial" style:font-size-complex="10.5pt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style="normal" fo:font-weight="normal" officeooo:rsid="0011b105" officeooo:paragraph-rsid="0011b10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3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8b3c7" officeooo:paragraph-rsid="000e45a2" style:font-size-asian="10.5pt" style:font-weight-asian="normal" style:font-name-complex="Arial" style:font-size-complex="10.5pt" style:font-weight-complex="normal"/>
    </style:style>
    <style:style style:name="P1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ejaVu Sans Mono" fo:font-size="10.5pt" fo:font-weight="normal" officeooo:rsid="0008b3c7" officeooo:paragraph-rsid="000ebbfd" style:font-size-asian="10.5pt" style:font-weight-asian="normal" style:font-name-complex="Arial" style:font-size-complex="10.5pt" style:font-weight-complex="normal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8b3c7" officeooo:paragraph-rsid="000ebbfd" style:font-size-asian="10.5pt" style:font-weight-asian="normal" style:font-name-complex="Arial" style:font-size-complex="10.5pt" style:font-weight-complex="normal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8b3c7" officeooo:paragraph-rsid="00100c9f" style:font-size-asian="10.5pt" style:font-weight-asian="normal" style:font-name-complex="Arial" style:font-size-complex="10.5pt" style:font-weight-complex="normal"/>
    </style:style>
    <style:style style:name="P17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8b3c7" officeooo:paragraph-rsid="0011b105" style:font-size-asian="10.5pt" style:font-weight-asian="normal" style:font-name-complex="Arial" style:font-size-complex="10.5pt" style:font-weight-complex="normal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e45a2" officeooo:paragraph-rsid="000e45a2" style:font-size-asian="10.5pt" style:font-weight-asian="normal" style:font-name-complex="Arial" style:font-size-complex="10.5pt" style:font-weight-complex="normal"/>
    </style:style>
    <style:style style:name="P19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0ebbfd" officeooo:paragraph-rsid="000ebbfd" style:font-size-asian="10.5pt" style:font-weight-asian="normal" style:font-name-complex="Arial" style:font-size-complex="10.5pt" style:font-weight-complex="normal"/>
    </style:style>
    <style:style style:name="P20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100c9f" officeooo:paragraph-rsid="00100c9f" style:font-size-asian="10.5pt" style:font-weight-asian="normal" style:font-name-complex="Arial" style:font-size-complex="10.5pt" style:font-weight-complex="normal"/>
    </style:style>
    <style:style style:name="P21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ejaVu Sans Mono" fo:font-size="10.5pt" fo:font-weight="normal" officeooo:rsid="0011b105" officeooo:paragraph-rsid="0011b105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e45a2" style:font-size-asian="10.5pt" style:font-name-complex="Arial" style:font-size-complex="10.5pt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8b3c7" officeooo:paragraph-rsid="000e45a2" style:font-size-asian="10.5pt" style:font-name-complex="Arial" style:font-size-complex="10.5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DejaVu Sans Mono" fo:font-size="10.5pt" officeooo:rsid="0008b3c7" officeooo:paragraph-rsid="000e45a2" style:font-size-asian="10.5pt" style:font-name-complex="Arial" style:font-size-complex="10.5pt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rsid="0008b3c7" officeooo:paragraph-rsid="000e45a2" style:font-size-asian="10.5pt" style:font-name-complex="Arial" style:font-size-complex="10.5pt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 Mono" fo:font-size="10.5pt" officeooo:paragraph-rsid="000e45a2" style:font-size-asian="10.5pt" style:font-name-complex="Arial" style:font-size-complex="10.5pt"/>
    </style:style>
    <style:style style:name="P27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DejaVu Sans Mono" fo:font-size="10.5pt" officeooo:paragraph-rsid="000e45a2" style:font-size-asian="10.5pt" style:font-name-complex="Arial" style:font-size-complex="10.5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paragraph-rsid="000e45a2" style:font-size-asian="10.5pt" style:font-size-complex="10.5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officeooo:rsid="000ebbfd" officeooo:paragraph-rsid="000ebbfd" style:font-size-asian="10.5pt" style:font-size-complex="10.5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0e45a2" style:font-size-asian="10.5pt" style:font-weight-asian="bold" style:font-name-complex="Arial" style:font-size-complex="10.5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DejaVu Sans Mono" fo:font-size="10.5pt" fo:font-weight="bold" officeooo:paragraph-rsid="000e45a2" style:font-size-asian="10.5pt" style:font-weight-asian="bold" style:font-name-complex="Arial" style:font-size-complex="10.5pt"/>
    </style:style>
    <style:style style:name="P3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DejaVu Sans Mono" fo:font-size="10pt" officeooo:paragraph-rsid="000e45a2" style:font-size-asian="10pt" style:font-name-complex="Arial" style:font-size-complex="10pt"/>
    </style:style>
    <style:style style:name="P3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DejaVu Sans Mono" fo:font-size="10.5pt" fo:font-style="normal" fo:text-shadow="none" style:text-underline-style="none" fo:font-weight="bold" officeooo:paragraph-rsid="000e45a2" style:font-size-asian="10.5pt" style:font-style-asian="normal" style:font-weight-asian="bold" style:font-size-complex="10.5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 Mono" fo:font-size="10.5pt" officeooo:paragraph-rsid="000e45a2" style:font-size-asian="10.5pt" style:font-size-complex="10.5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2a20f0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officeooo:rsid="000a7c2b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08b3c7" style:font-style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11b105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italic" fo:text-shadow="none" style:text-underline-style="none" fo:font-weight="bold" style:font-style-asian="italic" style:font-weight-asian="bold" style:font-weight-complex="bold" style:text-emphasize="none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fo:font-weight="bold" officeooo:rsid="0008b3c7" style:font-weight-asian="bold" style:font-name-complex="Arial" style:font-weight-complex="bold"/>
    </style:style>
    <style:style style:name="T12" style:family="text">
      <style:text-properties fo:font-weight="bold" officeooo:rsid="0008b3c7" style:font-weight-asian="bold" style:font-name-complex="Arial"/>
    </style:style>
    <style:style style:name="T13" style:family="text">
      <style:text-properties fo:font-weight="bold" officeooo:rsid="00100c9f" style:font-weight-asian="bold" style:font-name-complex="Arial"/>
    </style:style>
    <style:style style:name="T14" style:family="text">
      <style:text-properties style:font-name-complex="Arial"/>
    </style:style>
    <style:style style:name="T15" style:family="text">
      <style:text-properties officeooo:rsid="002a4f64" style:font-name-complex="Arial"/>
    </style:style>
    <style:style style:name="T16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bold" officeooo:rsid="0008b3c7" style:font-style-asian="italic" style:font-weight-asian="bold" style:font-name-complex="Arial" style:font-weight-complex="bold" style:text-emphasize="none"/>
    </style:style>
    <style:style style:name="T17" style:family="text">
      <style:text-properties officeooo:rsid="002a20f0"/>
    </style:style>
    <style:style style:name="T18" style:family="text">
      <style:text-properties officeooo:rsid="000e45a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ebbfd" style:font-weight-asian="normal" style:font-weight-complex="normal"/>
    </style:style>
    <style:style style:name="T21" style:family="text">
      <style:text-properties officeooo:rsid="000a7c2b"/>
    </style:style>
    <style:style style:name="T22" style:family="text">
      <style:text-properties officeooo:rsid="0010f686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e45a2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NISTERIO DEL TRABAJO</text:p>
      <text:p text:style-name="P1"/>
      <text:p text:style-name="P1">SERVICIO NACIONAL DE APRENDIZAJE “SENA”</text:p>
      <text:p text:style-name="P1"/>
      <text:p text:style-name="P2">REGIONAL DISTRITO CAPITAL</text:p>
      <text:p text:style-name="P2"/>
      <text:p text:style-name="P2">CENTRO DE GESTIÓN DE MERCADOS, LOGÍSTICA Y TECNOLOGÍAS DE LA INFORMACIÓN</text:p>
      <text:p text:style-name="P2"/>
      <text:p text:style-name="P2"/>
      <text:p text:style-name="P2">PROGRAMACIÓN PARA ANALÍTICA DE DATOS</text:p>
      <text:p text:style-name="P22">2671743</text:p>
      <text:p text:style-name="P22"/>
      <text:p text:style-name="P22"/>
      <text:p text:style-name="P23">Instructor</text:p>
      <text:p text:style-name="P30">Ingeniero: José Fernando Galindo</text:p>
      <text:p text:style-name="P22"/>
      <text:p text:style-name="P28"><text:span text:style-name="T11">A</text:span><text:span text:style-name="T10">pprendi</text:span><text:span text:style-name="T11">z</text:span></text:p>
      <text:p text:style-name="P30">Gabriel Eduardo Masutier Robayo </text:p>
      <text:p text:style-name="P33"/>
      <text:p text:style-name="P26"/>
      <text:p text:style-name="P31"/>
      <text:p text:style-name="P31"/>
      <text:p text:style-name="P31"/>
      <text:p text:style-name="P31"/>
      <text:p text:style-name="P31"/>
      <text:p text:style-name="P28"><text:span text:style-name="T9">Presentacion </text:span><text:span text:style-name="T12">Entrega II Segundo</text:span><text:span text:style-name="T9"> Trimestre</text:span></text:p>
      <text:p text:style-name="P29"><text:span text:style-name="T9">Informe <text:s/></text:span><text:span text:style-name="T13">Inicial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2"/>
      <text:p text:style-name="P22">Bogotá, Colombia</text:p>
      <text:p text:style-name="P28"><text:span text:style-name="T15">Junio</text:span><text:span text:style-name="T14"> 2023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pan text:style-name="T1">Alguna de la informacion corresponde a la entrega del primer trimestre Marzo 2023 Con colaboracion de l</text:span><text:span text:style-name="T2">a</text:span><text:span text:style-name="T1">s aprendices </text:span><text:span text:style-name="T3">Luna Camila Salcedo Cardozo y Leidy Katherin Varon Andrade.</text:span></text:p>
      <text:p text:style-name="P27"><text:soft-page-break/><text:span text:style-name="T3"/></text:p>
      <text:p text:style-name="P3">I<text:span text:style-name="T22">NFORME INICIAL</text:span></text:p>
      <text:p text:style-name="P24"/>
      <text:p text:style-name="P34"><text:span text:style-name="T16">Archivo fuente Link: </text:span><text:span text:style-name="T1">Sena Territorium</text:span></text:p>
      <text:p text:style-name="P25"><text:span text:style-name="T8">Archivo </text:span>SB11-20121-RGSTRO-CLFCCN-V1-0-txt.csv</text:p>
      <text:p text:style-name="P24"/>
      <text:p text:style-name="P24"/>
      <text:p text:style-name="P6">Diccionario <text:span text:style-name="T17">oficial</text:span> del ICFES utilizado.</text:p>
      <text:p text:style-name="P7">Diccionario Saber11 2010-1 a 2014-1.pdf</text:p>
      <text:p text:style-name="P7"/>
      <text:p text:style-name="P7"/>
      <text:p text:style-name="P7"><text:span text:style-name="T24">Estado inicial del Archivo</text:span><text:span text:style-name="T23">:</text:span></text:p>
      <text:p text:style-name="P12">data.shape <text:s/></text:p>
      <text:p text:style-name="P13"><text:span text:style-name="T4">45390 registros con 115 columnas</text:span></text:p>
      <text:p text:style-name="P8"><text:span text:style-name="T3"/></text:p>
      <text:p text:style-name="P8"><text:span text:style-name="T3"/></text:p>
      <text:p text:style-name="P11"><text:span text:style-name="T3">Columnas en el archivo:</text:span></text:p>
      <text:section text:style-name="Sect1" text:name="Section1">
        <text:p text:style-name="P13"><text:span text:style-name="T4">PERIODO</text:span></text:p>
        <text:p text:style-name="P13"><text:span text:style-name="T4">ESTU_TIPO_DOCUMENTO</text:span></text:p>
        <text:p text:style-name="P13"><text:span text:style-name="T4">ESTU_PAIS_RESIDE</text:span></text:p>
        <text:p text:style-name="P13"><text:span text:style-name="T4">ESTU_GENERO</text:span></text:p>
        <text:p text:style-name="P13"><text:span text:style-name="T4">ESTU_NACIMIENTO_DIA</text:span></text:p>
        <text:p text:style-name="P13"><text:span text:style-name="T4">ESTU_NACIMIENTO_MES</text:span></text:p>
        <text:p text:style-name="P13"><text:span text:style-name="T4">ESTU_NACIMIENTO_ANNO</text:span></text:p>
        <text:p text:style-name="P13"><text:span text:style-name="T4">ESTU_EDAD</text:span></text:p>
        <text:p text:style-name="P13"><text:span text:style-name="T4">FECHA_ANO</text:span></text:p>
        <text:p text:style-name="P13"><text:span text:style-name="T4">EDAD</text:span></text:p>
        <text:p text:style-name="P13"><text:span text:style-name="T4">ESTU_LIMITA_BAJAVISION</text:span></text:p>
        <text:p text:style-name="P13"><text:span text:style-name="T4">ESTU_LIMITA_SORDOCEGUERA</text:span></text:p>
        <text:p text:style-name="P13"><text:span text:style-name="T4">ESTU_LIMITA_COGNITIVA</text:span></text:p>
        <text:p text:style-name="P13"><text:span text:style-name="T4">ESTU_LIMITA_INVIDENTE</text:span></text:p>
        <text:p text:style-name="P13"><text:span text:style-name="T4">ESTU_LIMITA_MOTRIZ</text:span></text:p>
        <text:p text:style-name="P13"><text:span text:style-name="T4">ESTU_LIMITA_SORDOINTERPRETE</text:span></text:p>
        <text:p text:style-name="P13"><text:span text:style-name="T4">ESTU_LIMITA_SORDONOINTERPRETE</text:span></text:p>
        <text:p text:style-name="P13"><text:span text:style-name="T4">ESTU_ETNIA</text:span></text:p>
        <text:p text:style-name="P13"><text:span text:style-name="T4">ESTU_COD_RESIDE_MCPIO</text:span></text:p>
        <text:p text:style-name="P13"><text:span text:style-name="T4">ESTU_RESIDE_MCPIO</text:span></text:p>
        <text:p text:style-name="P13"><text:span text:style-name="T4">ESTU_RESIDE_DEPTO</text:span></text:p>
        <text:p text:style-name="P13"><text:span text:style-name="T4">ESTU_ZONA_RESIDE</text:span></text:p>
        <text:p text:style-name="P13"><text:span text:style-name="T4">ESTU_AREA_RESIDE</text:span></text:p>
        <text:p text:style-name="P13"><text:span text:style-name="T4">IND_COD_ICFES_TERMINO</text:span></text:p>
        <text:p text:style-name="P13"><text:span text:style-name="T4">COLE_COD_ICFES</text:span></text:p>
        <text:p text:style-name="P13"><text:span text:style-name="T4">COLE_COD_DANE_INSTITUCION</text:span></text:p>
        <text:p text:style-name="P13"><text:span text:style-name="T4">COLE_NOMBRE_SEDE</text:span></text:p>
        <text:p text:style-name="P13"><text:span text:style-name="T4">COLE_CALENDARIO</text:span></text:p>
        <text:p text:style-name="P13"><text:span text:style-name="T4">COLE_GENERO</text:span></text:p>
        <text:p text:style-name="P13"><text:span text:style-name="T4">COLE_NATURALEZA</text:span></text:p>
        <text:p text:style-name="P13"><text:span text:style-name="T4">COLE_BILINGUE</text:span></text:p>
        <text:p text:style-name="P13"><text:span text:style-name="T4">COLE_JORNADA</text:span></text:p>
        <text:p text:style-name="P13"><text:span text:style-name="T4">COLE_CARACTER</text:span></text:p>
        <text:p text:style-name="P13"><text:span text:style-name="T4">COLE_VALOR_PENSION</text:span></text:p>
        <text:p text:style-name="P13"><text:span text:style-name="T4">ESTU_VECES_ESTADO</text:span></text:p>
        <text:p text:style-name="P13"><text:span text:style-name="T4">ESTU_CARRDESEADA_TIPO</text:span></text:p>
        <text:p text:style-name="P13"><text:span text:style-name="T4">ESTU_IES_COD_DESEADA</text:span></text:p>
        <text:p text:style-name="P13"><text:span text:style-name="T4">ESTU_IES_COD_MPIO_DESEADA</text:span></text:p>
        <text:p text:style-name="P13"><text:span text:style-name="T4">ESTU_IES_DEPT_DESEADA</text:span></text:p>
        <text:p text:style-name="P13"><text:span text:style-name="T4">ESTU_IES_DESEADA_NOMBRE</text:span></text:p>
        <text:p text:style-name="P13"><text:span text:style-name="T4">ESTU_IES_MPIO_DESEADA</text:span></text:p>
        <text:p text:style-name="P13"><text:span text:style-name="T4">ESTU_TOTAL_ALUMNOS_CURSO</text:span></text:p>
        <text:p text:style-name="P13"><text:span text:style-name="T4">ESTU_ANO_MATRICULA_PRIMERO</text:span></text:p>
        <text:p text:style-name="P13"><text:span text:style-name="T4">ESTU_ANO_TERMINO_QUINTO</text:span></text:p>
        <text:p text:style-name="P13"><text:span text:style-name="T4">ESTU_ANOS_COLEGIO_ACTUAL</text:span></text:p>
        <text:p text:style-name="P13"><text:span text:style-name="T4">ESTU_ANO_MATRICULA_SEXTO</text:span></text:p>
        <text:p text:style-name="P13"><text:span text:style-name="T4">ESTU_ANOS_PREESCOLAR</text:span></text:p>
        <text:p text:style-name="P13"><text:span text:style-name="T4">ESTU_CUANTOS_COLE_ESTUDIO</text:span></text:p>
        <text:p text:style-name="P13"><text:span text:style-name="T4">ESTU_REPROBO_CUARTO</text:span></text:p>
        <text:p text:style-name="P13"><text:span text:style-name="T4">ESTU_REPROBO_DECIMO</text:span></text:p>
        <text:p text:style-name="P13"><text:span text:style-name="T4">ESTU_REPROBO_NOVENO</text:span></text:p>
        <text:p text:style-name="P13"><text:span text:style-name="T4">ESTU_REPROBO_OCTAVO</text:span></text:p>
        <text:p text:style-name="P13"><text:span text:style-name="T4">ESTU_REPROBO_PRIMERO</text:span></text:p>
        <text:p text:style-name="P13"><text:span text:style-name="T4">ESTU_REPROBO_QUINTO</text:span></text:p>
        <text:p text:style-name="P13"><text:span text:style-name="T4">ESTU_REPROBO_SEGUNDO</text:span></text:p>
        <text:p text:style-name="P13"><text:span text:style-name="T4">ESTU_REPROBO_SEPTIMO</text:span></text:p>
        <text:p text:style-name="P13"><text:span text:style-name="T4">ESTU_REPROBO_SEXTO</text:span></text:p>
        <text:p text:style-name="P13"><text:span text:style-name="T4">ESTU_REPROBO_TERCERO</text:span></text:p>
        <text:p text:style-name="P13"><text:span text:style-name="T4">ESTU_REPROBO_ONCE_MAS</text:span></text:p>
        <text:p text:style-name="P13"><text:span text:style-name="T4">ESTU_POR_MEJORARPOSICIONSOCIAL</text:span></text:p>
        <text:p text:style-name="P13"><text:span text:style-name="T4">ESTU_POR_COLOMBIAAPRENDE</text:span></text:p>
        <text:p text:style-name="P13"><text:span text:style-name="T4">ESTU_POR_INFLUENCIAALGUIEN</text:span></text:p>
        <text:p text:style-name="P13"><text:span text:style-name="T4">ESTU_POR_INTERESPERSONAL</text:span></text:p>
        <text:p text:style-name="P13"><text:span text:style-name="T4">ESTU_POR_BUSCANDOCARRERA</text:span></text:p>
        <text:p text:style-name="P13"><text:span text:style-name="T4">ESTU_POR_TRADICIONFAMILIAR</text:span></text:p>
        <text:p text:style-name="P13"><text:span text:style-name="T4">ESTU_POR_ORIENTACIONVOCACIONAL</text:span></text:p>
        <text:p text:style-name="P13"><text:span text:style-name="T4">ESTU_RAZON_RETIRO</text:span></text:p>
        <text:p text:style-name="P13"><text:span text:style-name="T4">ESTU_POR_AMIGOSESTUDIANDO</text:span></text:p>
        <text:p text:style-name="P13"><text:span text:style-name="T4">ESTU_POR_COSTOMATRICULA</text:span></text:p>
        <text:p text:style-name="P13"><text:span text:style-name="T4">ESTU_POR_OPORTUNIDADES</text:span></text:p>
        <text:p text:style-name="P13"><text:span text:style-name="T4">ESTU_POR_OTRARAZON</text:span></text:p>
        <text:p text:style-name="P13"><text:span text:style-name="T4">ESTU_PRESTIGIOINSTITUCION</text:span></text:p>
        <text:p text:style-name="P13"><text:span text:style-name="T4">ESTU_POR_UBICACION</text:span></text:p>
        <text:p text:style-name="P13"><text:span text:style-name="T4">ESTU_POR_UNICAQUEOFRECE</text:span></text:p>
        <text:p text:style-name="P13"><text:soft-page-break/><text:span text:style-name="T4">ESTU_RETIRARSE_COLEGIO</text:span></text:p>
        <text:p text:style-name="P13"><text:span text:style-name="T4">ESTU_COD_MCPIO_PRESENTACION</text:span></text:p>
        <text:p text:style-name="P13"><text:span text:style-name="T4">ESTU_MCPIO_PRESENTACION</text:span></text:p>
        <text:p text:style-name="P13"><text:span text:style-name="T4">ESTU_DEPTO_PRESENTACION</text:span></text:p>
        <text:p text:style-name="P13"><text:span text:style-name="T4">ESTU_EXAM_NOMBREEXAMEN</text:span></text:p>
        <text:p text:style-name="P13"><text:span text:style-name="T4">FAMI_EDUCA_PADRE</text:span></text:p>
        <text:p text:style-name="P13"><text:span text:style-name="T4">FAMI_EDUCA_MADRE</text:span></text:p>
        <text:p text:style-name="P13"><text:span text:style-name="T4">FAMI_OCUPA_PADRE</text:span></text:p>
        <text:p text:style-name="P13"><text:span text:style-name="T4">FAMI_OCUPA_MADRE</text:span></text:p>
        <text:p text:style-name="P13"><text:span text:style-name="T4">FAMI_ESTRATO_VIVIENDA</text:span></text:p>
        <text:p text:style-name="P13"><text:span text:style-name="T4">FAMI_NIVEL_SISBEN</text:span></text:p>
        <text:p text:style-name="P13"><text:span text:style-name="T4">FAMI_PERSONAS_HOGAR</text:span></text:p>
        <text:p text:style-name="P13"><text:span text:style-name="T4">FAMI_CUARTOS_HOGAR</text:span></text:p>
        <text:p text:style-name="P13"><text:span text:style-name="T4">FAMI_PISOSHOGAR</text:span></text:p>
        <text:p text:style-name="P13"><text:span text:style-name="T4">FAMI_TELEFONO_FIJO</text:span></text:p>
        <text:p text:style-name="P13"><text:span text:style-name="T4">FAMI_CELULAR</text:span></text:p>
        <text:p text:style-name="P13"><text:span text:style-name="T4">FAMI_INTERNET</text:span></text:p>
        <text:p text:style-name="P13"><text:span text:style-name="T4">FAMI_SERVICIO_TELEVISION</text:span></text:p>
        <text:p text:style-name="P13"><text:span text:style-name="T4">FAMI_COMPUTADOR</text:span></text:p>
        <text:p text:style-name="P13"><text:span text:style-name="T4">FAMI_LAVADORA</text:span></text:p>
        <text:p text:style-name="P13"><text:span text:style-name="T4">FAMI_NEVERA</text:span></text:p>
        <text:p text:style-name="P13"><text:span text:style-name="T4">FAMI_HORNO</text:span></text:p>
        <text:p text:style-name="P13"><text:span text:style-name="T4">FAMI_DVD</text:span></text:p>
        <text:p text:style-name="P13"><text:span text:style-name="T4">FAMI_MICROONDAS</text:span></text:p>
        <text:p text:style-name="P13"><text:span text:style-name="T4">FAMI_AUTOMOVIL</text:span></text:p>
        <text:p text:style-name="P13"><text:span text:style-name="T4">FAMI_INGRESO_FMILIAR_MENSUAL</text:span></text:p>
        <text:p text:style-name="P13"><text:span text:style-name="T4">ESTU_TRABAJA</text:span></text:p>
        <text:p text:style-name="P13"><text:span text:style-name="T4">ESTU_HORAS_TRABAJA</text:span></text:p>
        <text:p text:style-name="P13"><text:span text:style-name="T4">PUNT_LENGUAJE</text:span></text:p>
        <text:p text:style-name="P13"><text:span text:style-name="T4">PUNT_MATEMATICAS</text:span></text:p>
        <text:p text:style-name="P13"><text:span text:style-name="T4">PUNT_C_SOCIALES</text:span></text:p>
        <text:p text:style-name="P13"><text:span text:style-name="T4">PUNT_FILOSOFIA</text:span></text:p>
        <text:p text:style-name="P13"><text:span text:style-name="T4">PUNT_BIOLOGIA</text:span></text:p>
        <text:p text:style-name="P13"><text:span text:style-name="T4">PUNT_QUIMICA</text:span></text:p>
        <text:p text:style-name="P13"><text:span text:style-name="T4">PUNT_FISICA</text:span></text:p>
        <text:p text:style-name="P13"><text:span text:style-name="T4">PUNT_INGLES</text:span></text:p>
        <text:p text:style-name="P13"><text:span text:style-name="T4">DESEMP_INGLES</text:span></text:p>
        <text:p text:style-name="P13"><text:span text:style-name="T4">NOMBRE_COMP_FLEXIBLE</text:span></text:p>
        <text:p text:style-name="P13"><text:span text:style-name="T4">PUNT_COMP_FLEXIBLE</text:span></text:p>
        <text:p text:style-name="P13"><text:span text:style-name="T4">DESEMP_COMP_FLEXIBLE</text:span></text:p>
        <text:p text:style-name="P13"><text:span text:style-name="T4">ESTU_PUESTO</text:span></text:p>
      </text:section>
      <text:p text:style-name="P13"><text:span text:style-name="T4"/></text:p>
      <text:p text:style-name="P13"><text:span text:style-name="T4"/></text:p>
      <text:p text:style-name="P4"><text:span text:style-name="T4">Primera vista del documento:</text:span></text:p>
      <text:p text:style-name="P18"><text:span text:style-name="T4"/></text:p>
      <text:p text:style-name="P19"><text:span text:style-name="T4">Los datos se ven omogeneos, revise cada 10 columnas y no vi desplazamiento de los datos.</text:span></text:p>
      <text:p text:style-name="P19"><text:span text:style-name="T4"/></text:p>
      <text:p text:style-name="P19"><text:span text:style-name="T4">Si se encuentran errores de datos pero son referentes a cada columna como datos faltantes “NaN”, caracteres extrannos pero devido a formatos y algunos datos diferentes a los estipulados en el “Diccionario Saber11 2010-1 a 2014-1.pdf” original del ICFES</text:span></text:p>
      <text:p text:style-name="P13"><text:span text:style-name="T4"/></text:p>
      <text:p text:style-name="P13"><text:span text:style-name="T4"/></text:p>
      <text:p text:style-name="P11"><text:span text:style-name="T3">Objetivos para realizar la limpieza de datos:</text:span></text:p>
      <text:p text:style-name="P8"><text:span text:style-name="T3"/></text:p>
      <text:p text:style-name="P9"><text:span text:style-name="T19">Se desea comprobar </text:span><text:span text:style-name="T20">q</text:span>uienes se destacaron mas en matemáticas, si las mujeres o los hombres, teniendo en cuenta:</text:p>
      <text:p text:style-name="P9"><text:tab/>La ciudad</text:p>
      <text:p text:style-name="P9"><text:tab/>Edad de acuerdo al tipo de documento de identidad</text:p>
      <text:p text:style-name="P9"><text:tab/>Tipo de colegio (Oficial, Privado) y caracterización del colegio (ACADEMICO, TECNICO, etc.)</text:p>
      <text:p text:style-name="P14"><text:tab/>Qué nivel de ingles</text:p>
      <text:p text:style-name="P15"><text:span text:style-name="T4"><text:tab/>Nacionalidad</text:span></text:p>
      <text:p text:style-name="P15"><text:span text:style-name="T4"/></text:p>
      <text:p text:style-name="P15"><text:span text:style-name="T4"/></text:p>
      <text:p text:style-name="P5"><text:span text:style-name="T4">Documentos </text:span><text:span text:style-name="T5">A Entregar:</text:span></text:p>
      <text:p text:style-name="P5"><text:span text:style-name="T5"/></text:p>
      <text:p text:style-name="P20"><text:span text:style-name="T5">I</text:span><text:span text:style-name="T4">nforme Inicial</text:span></text:p>
      <text:p text:style-name="P20"><text:span text:style-name="T4">Informe de modificaciones</text:span></text:p>
      <text:p text:style-name="P10"><text:span text:style-name="T21">M</text:span>odelo estrella en MYSQL</text:p>
      <text:p text:style-name="P10"><text:span text:style-name="T21">E</text:span>l código en Python</text:p>
      <text:p text:style-name="P10"><text:span text:style-name="T21">Los</text:span> script <text:span text:style-name="T21">en</text:span> SQL</text:p>
      <text:p text:style-name="P16"><text:span text:style-name="T5">I</text:span><text:span text:style-name="T4">nforme de desarrollo</text:span></text:p>
      <text:p text:style-name="P15"><text:span text:style-name="T4"/></text:p>
      <text:p text:style-name="P5"><text:soft-page-break/><text:span text:style-name="T4">Preparacion del Archivo Inicial:</text:span></text:p>
      <text:p text:style-name="P20"><text:span text:style-name="T4"/></text:p>
      <text:p text:style-name="P20"><text:span text:style-name="T4">Deacuerdo a esta solicitud eliminamos las columnas que pensamos no son necesarias preparando el archivo para la limpieza detallada de datos y otras operaciones requeridas para completar los requerimientos.</text:span></text:p>
      <text:p text:style-name="P20"><text:span text:style-name="T4"/></text:p>
      <text:p text:style-name="P12">data.shape <text:s/></text:p>
      <text:p text:style-name="P17"><text:span text:style-name="T4">45390 registros con </text:span><text:span text:style-name="T7">21</text:span><text:span text:style-name="T4"> columnas</text:span></text:p>
      <text:p text:style-name="P21"><text:span text:style-name="T4">94 columnas eliminadas.</text:span></text:p>
      <text:p text:style-name="P17"><text:span text:style-name="T3"/></text:p>
      <text:p text:style-name="P15"><text:span text:style-name="T4">ESTU_TIPO_DOCUMENTO</text:span></text:p>
      <text:p text:style-name="P15"><text:span text:style-name="T4">ESTU_PAIS_RESIDE</text:span></text:p>
      <text:p text:style-name="P15"><text:span text:style-name="T4">ESTU_GENERO</text:span></text:p>
      <text:p text:style-name="P15"><text:span text:style-name="T4">ESTU_NACIMIENTO_DIA</text:span></text:p>
      <text:p text:style-name="P15"><text:span text:style-name="T4">ESTU_NACIMIENTO_MES</text:span></text:p>
      <text:p text:style-name="P15"><text:span text:style-name="T4">ESTU_NACIMIENTO_ANNO</text:span></text:p>
      <text:p text:style-name="P15"><text:span text:style-name="T4">ESTU_EDAD</text:span></text:p>
      <text:p text:style-name="P15"><text:span text:style-name="T4">FECHA_ANO</text:span></text:p>
      <text:p text:style-name="P15"><text:span text:style-name="T4">EDAD</text:span></text:p>
      <text:p text:style-name="P15"><text:span text:style-name="T4">ESTU_COD_RESIDE_MCPIO</text:span></text:p>
      <text:p text:style-name="P15"><text:span text:style-name="T4">ESTU_RESIDE_MCPIO</text:span></text:p>
      <text:p text:style-name="P15"><text:span text:style-name="T4">ESTU_RESIDE_DEPTO</text:span></text:p>
      <text:p text:style-name="P15"><text:span text:style-name="T4">COLE_CALENDARIO</text:span></text:p>
      <text:p text:style-name="P15"><text:span text:style-name="T4">COLE_GENERO</text:span></text:p>
      <text:p text:style-name="P15"><text:span text:style-name="T4">COLE_NATURALEZA</text:span></text:p>
      <text:p text:style-name="P15"><text:span text:style-name="T4">COLE_BILINGUE</text:span></text:p>
      <text:p text:style-name="P15"><text:span text:style-name="T4">COLE_CARACTER</text:span></text:p>
      <text:p text:style-name="P15"><text:span text:style-name="T4">PUNT_MATEMATICAS</text:span></text:p>
      <text:p text:style-name="P15"><text:span text:style-name="T4">PUNT_INGLES</text:span></text:p>
      <text:p text:style-name="P15"><text:span text:style-name="T4">DESEMP_INGLES</text:span></text:p>
      <text:p text:style-name="P15"><text:span text:style-name="T4">ESTU_PUESTO</text:span></text:p>
      <text:p text:style-name="P15"><text:span text:style-name="T5"/></text:p>
      <text:p text:style-name="P5"><text:span text:style-name="T4">Nuevo documento:</text:span></text:p>
      <text:p text:style-name="P20"><text:span text:style-name="T4">El nuevo ducumento “TH_SB11_2012_1.csv” contiene solo las columnas escogidas pero la data no se ha tocado aun.</text:span></text:p>
      <text:p text:style-name="P20"><text:span text:style-name="T4">A medida que los datos se llimpien y se combierta el documento a </text:span><text:span text:style-name="T5">M</text:span><text:span text:style-name="T6">odelo estrella en MYSQL </text:span><text:span text:style-name="T4">este mismo documento se transformara en la Tabla de Hechos.</text:span></text:p>
      <text:p text:style-name="P15"><text:span text:style-name="T4"/></text:p>
      <text:p text:style-name="P1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08:11.187152422</meta:creation-date>
    <dc:date>2023-06-20T20:24:53.438573544</dc:date>
    <meta:editing-duration>PT21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85" meta:word-count="468" meta:character-count="4658" meta:non-whitespace-character-count="4364"/>
  </office:meta>
</office:document-meta>
</file>